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charset="x-symbol"/>
    <style:font-face style:name="apple-system" svg:font-family="apple-system, BlinkMacSystemFont"/>
    <style:font-face style:name="monospace" svg:font-family="monospace"/>
    <style:font-face style:name="ui-monospace" svg:font-family="ui-monospace, SFMono-Regular"/>
  </office:font-face-decls>
  <office:automatic-styles>
    <style:style style:name="P1" style:family="paragraph" style:parent-style-name="Heading_20_5">
      <style:paragraph-properties fo:margin-top="0.212cm" fo:margin-bottom="0.106cm" style:contextual-spacing="false" fo:text-align="start" style:justify-single-word="false" style:writing-mode="lr-tb"/>
      <style:text-properties fo:color="#000000" loext:opacity="100%" fo:font-weight="normal" fo:background-color="transparent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000000" loext:opacity="100%" style:font-name="monospace" fo:font-size="9pt" fo:letter-spacing="normal" fo:font-style="normal" fo:font-weight="normal" fo:background-color="transparent" style:font-size-asian="9pt" style:font-style-asian="normal" style:font-weight-asian="normal" style:font-name-complex="monospace" style:font-weight-complex="bold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fo:background-color="#111111"/>
    </style:style>
    <style:style style:name="P6" style:family="paragraph" style:parent-style-name="Standard">
      <style:paragraph-properties fo:text-align="start" style:justify-single-word="false" style:writing-mode="lr-tb"/>
      <style:text-properties fo:background-color="transparent"/>
    </style:style>
    <style:style style:name="P7" style:family="paragraph" style:parent-style-name="Standard">
      <style:paragraph-properties fo:text-align="start" style:justify-single-word="false" style:writing-mode="lr-tb"/>
      <style:text-properties fo:color="#999999" loext:opacity="100%" fo:background-color="transparent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fo:background-color="transparent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fo:font-weight="normal" fo:background-color="transparent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monospace" fo:font-size="9pt" fo:letter-spacing="normal" fo:font-style="normal" fo:font-weight="normal" fo:background-color="transparent" style:font-size-asian="9pt" style:font-style-asian="normal" style:font-weight-asian="normal" style:font-name-complex="monospace" style:font-weight-complex="bold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 loext:opacity="100%" fo:font-weight="normal" fo:background-color="transparent" style:font-weight-asian="normal" style:font-weight-complex="normal"/>
    </style:style>
    <style:style style:name="T1" style:family="text">
      <style:text-properties fo:background-color="#111111" loext:char-shading-value="0"/>
    </style:style>
    <style:style style:name="T2" style:family="text">
      <style:text-properties fo:background-color="#111111" loext:char-shading-value="0" style:font-name-asian="Liberation Serif1" style:font-name-complex="Liberation Serif1"/>
    </style:style>
    <style:style style:name="T3" style:family="text">
      <style:text-properties fo:font-variant="normal" fo:text-transform="none" fo:color="#24292f" loext:opacity="100%" style:font-name="ui-monospace" fo:font-size="10pt" fo:letter-spacing="normal" fo:font-style="normal" fo:font-weight="normal" fo:background-color="transparent" loext:char-shading-value="0" style:font-size-asian="10pt" style:font-style-asian="normal" style:font-weight-asian="normal" style:font-name-complex="ui-monospace" style:font-weight-complex="normal" loext:padding="0cm" loext:border="none" loext:shadow="none"/>
    </style:style>
    <style:style style:name="T4" style:family="text">
      <style:text-properties fo:font-variant="normal" fo:text-transform="none" fo:color="#24292f" loext:opacity="100%" style:font-name="ui-monospace" fo:font-size="10pt" fo:letter-spacing="normal" fo:language="en" fo:country="IN" fo:font-style="normal" fo:font-weight="bold" style:letter-kerning="true" fo:background-color="transparent" loext:char-shading-value="0" style:font-size-asian="10pt" style:language-asian="zh" style:country-asian="CN" style:font-style-asian="normal" style:font-weight-asian="bold" style:font-name-complex="ui-monospace" style:font-size-complex="12pt" style:language-complex="hi" style:country-complex="IN" style:font-weight-complex="bold" loext:padding="0cm" loext:border="none" loext:shadow="none"/>
    </style:style>
    <style:style style:name="T5" style:family="text">
      <style:text-properties fo:font-variant="normal" fo:text-transform="none" fo:color="#24292f" loext:opacity="100%" style:font-name="ui-monospace" fo:font-size="10pt" fo:letter-spacing="normal" fo:language="en" fo:country="IN" fo:font-style="normal" fo:font-weight="normal" style:letter-kerning="true" fo:background-color="transparent" loext:char-shading-value="0" style:font-size-asian="10pt" style:language-asian="zh" style:country-asian="CN" style:font-style-asian="normal" style:font-weight-asian="normal" style:font-name-complex="ui-monospace" style:font-size-complex="12pt" style:language-complex="hi" style:country-complex="IN" style:font-weight-complex="bold" loext:padding="0cm" loext:border="none" loext:shadow="none"/>
    </style:style>
    <style:style style:name="T6" style:family="text">
      <style:text-properties fo:font-variant="normal" fo:text-transform="none" fo:color="#24292f" loext:opacity="100%" style:font-name="ui-monospace" fo:font-size="10pt" fo:letter-spacing="normal" fo:language="en" fo:country="IN" fo:font-style="normal" fo:font-weight="normal" style:letter-kerning="true" fo:background-color="transparent" loext:char-shading-value="0" style:font-size-asian="10pt" style:language-asian="zh" style:country-asian="CN" style:font-style-asian="normal" style:font-weight-asian="normal" style:font-name-complex="ui-monospace" style:font-size-complex="12pt" style:language-complex="hi" style:country-complex="IN" style:font-weight-complex="normal" loext:padding="0cm" loext:border="none" loext:shadow="none"/>
    </style:style>
    <style:style style:name="T7" style:family="text">
      <style:text-properties fo:font-variant="normal" fo:text-transform="none" fo:color="#24292f" loext:opacity="100%" style:font-name="ui-monospace" fo:font-size="10pt" fo:letter-spacing="normal" fo:language="en" fo:country="IN" fo:font-style="normal" fo:font-weight="normal" style:letter-kerning="tru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ui-monospace" style:font-size-complex="12pt" style:language-complex="hi" style:country-complex="IN" style:font-weight-complex="bold" loext:padding="0cm" loext:border="none" loext:shadow="none"/>
    </style:style>
    <style:style style:name="T8" style:family="text">
      <style:text-properties fo:font-variant="normal" fo:text-transform="none" fo:color="#24292f" loext:opacity="100%" style:font-name="apple-system" fo:font-size="12pt" fo:letter-spacing="normal" fo:language="en" fo:country="IN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apple-system" style:font-size-complex="12pt" style:language-complex="hi" style:country-complex="IN" style:font-weight-complex="bold" loext:padding="0cm" loext:border="none" loext:shadow="none"/>
    </style:style>
    <style:style style:name="T9" style:family="text">
      <style:text-properties fo:font-variant="normal" fo:text-transform="none" fo:color="#000000" loext:opacity="100%" style:font-name="monospace" fo:font-size="9pt" fo:letter-spacing="normal" fo:language="en" fo:country="IN" fo:font-style="normal" fo:font-weight="normal" style:letter-kerning="true" fo:background-color="transparent" loext:char-shading-value="0" style:font-size-asian="9pt" style:language-asian="zh" style:country-asian="CN" style:font-style-asian="normal" style:font-weight-asian="normal" style:font-name-complex="monospace" style:font-size-complex="12pt" style:language-complex="hi" style:country-complex="IN" style:font-weight-complex="bold" loext:padding="0cm" loext:border="none" loext:shadow="none"/>
    </style:style>
    <style:style style:name="T10" style:family="text">
      <style:text-properties fo:font-variant="normal" fo:text-transform="none" fo:color="#000000" loext:opacity="100%" style:font-name="monospace" fo:font-size="9pt" fo:letter-spacing="normal" fo:font-style="normal" fo:font-weight="normal" fo:background-color="transparent" loext:char-shading-value="0" style:font-size-asian="9pt" style:font-style-asian="normal" style:font-weight-asian="normal" style:font-name-complex="monospace" style:font-weight-complex="bold"/>
    </style:style>
    <style:style style:name="T11" style:family="text">
      <style:text-properties fo:font-variant="normal" fo:text-transform="none" fo:color="#1155cc" loext:opacity="100%" style:font-name="Arial" fo:font-size="12pt" fo:letter-spacing="normal" fo:language="en" fo:country="IN" fo:font-style="normal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Arial" style:font-size-complex="12pt" style:language-complex="hi" style:country-complex="IN" style:font-weight-complex="normal" loext:padding="0cm" loext:border="none" loext:shadow="none"/>
    </style:style>
    <style:style style:name="T12" style:family="text">
      <style:text-properties officeooo:rsid="00159e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vscode install from chrome</text:p>
      <text:p text:style-name="P4">2. to go to command prompt- crt+alt+t</text:p>
      <text:p text:style-name="P4">3. write in cmd- python3 (to check if its installed)</text:p>
      <text:p text:style-name="P4">4. Open JUCAS folder and install pip</text:p>
      <text:p text:style-name="P5">iqac@IQAC:/media/iqac/New Volume/JU_CAS$ sudo apt install python3-pip</text:p>
      <text:p text:style-name="P6"/>
      <text:p text:style-name="P6">5. Create a virtual environment here</text:p>
      <text:p text:style-name="P4"><text:span text:style-name="T2"><text:s/></text:span><text:span text:style-name="T1">iqac@IQAC:/media/iqac/New Volume/JU_CAS$ sudo apt-get update</text:span></text:p>
      <text:p text:style-name="P5"/>
      <text:p text:style-name="P5">iqac@IQAC:/media/iqac/New Volume/JU_CAS$ sudo pip3 install virtualenv</text:p>
      <text:p text:style-name="P5"/>
      <text:p text:style-name="P5">iqac@IQAC:/media/iqac/New Volume/JU_CAS$ virtualenv venv</text:p>
      <text:p text:style-name="P5"/>
      <text:p text:style-name="P6">6. Activate virtual env</text:p>
      <text:p text:style-name="P5">iqac@IQAC:/media/iqac/New Volume/JU_CAS$ source venv/bin/activate</text:p>
      <text:p text:style-name="P5"/>
      <text:p text:style-name="P6">7. To exit venv</text:p>
      <text:p text:style-name="P5">(venv) iqac@IQAC:/media/iqac/New Volume/JU_CAS$ deactivate</text:p>
      <text:p text:style-name="P5"/>
      <text:p text:style-name="P6">8. Run requirements.txt</text:p>
      <text:p text:style-name="P5">(venv) iqac@IQAC:/media/iqac/New Volume/JU_CAS$ pip3 install -r requirements.txt</text:p>
      <text:p text:style-name="P5"/>
      <text:p text:style-name="P7">8. Install django in environment</text:p>
      <text:p text:style-name="P7">(venv) iqac@IQAC:/media/iqac/New Volume/JU_CAS$ pip3 install django</text:p>
      <text:p text:style-name="P7"/>
      <text:p text:style-name="P7">9. Download crispy forms</text:p>
      <text:p text:style-name="P7">(venv) iqac@IQAC:/media/iqac/New Volume/JU_CAS$ pip3 install django</text:p>
      <text:p text:style-name="P7"/>
      <text:p text:style-name="P8">9. to install postgres go to commant prompt- crt+alt+t</text:p>
      <text:p text:style-name="P9">iqac@IQAC:~$ sudo apt-get install postgresql</text:p>
      <text:p text:style-name="P10">check if installed</text:p>
      <text:p text:style-name="P9">iqac@IQAC:~$ service postgresql status</text:p>
      <text:p text:style-name="P9"/>
      <text:p text:style-name="P10">10.Runserver</text:p>
      <text:p text:style-name="P9">(venv) iqac@IQAC:/media/iqac/New Volume/JU_CAS$ source venv/bin/activate</text:p>
      <text:p text:style-name="P9">(venv) iqac@IQAC:/media/iqac/New Volume/JU_CAS$ python3 manage.py runserver</text:p>
      <text:p text:style-name="P9"/>
      <text:p text:style-name="P9">11.to go to cmd in vscode: wine cmd</text:p>
      <text:p text:style-name="P9"/>
      <text:p text:style-name="P9">For editing pg_hba.conf to change <text:s/>localhost(all) from peer to md5</text:p>
      <text:p text:style-name="P3">sudo nano /etc/postgresql/13/main/pg_hba.conf</text:p>
      <text:p text:style-name="P3">link: https://manuals.xtuple.com/prodguide/admin-guide/ch01s12s01s01.html </text:p>
      <text:p text:style-name="P9"/>
      <text:p text:style-name="P9">For viewing pg_hba.conf </text:p>
      <text:p text:style-name="P10">sudo vi /etc/postgresql/13/main/pg_hba.conf</text:p>
      <text:p text:style-name="P10"/>
      <text:p text:style-name="P9">Then restart postgres server</text:p>
      <text:p text:style-name="P11"><text:span text:style-name="Source_20_Text"><text:span text:style-name="T3">sudo service postgresql restart</text:span></text:span></text:p>
      <text:p text:style-name="P11"><text:span text:style-name="Source_20_Text"><text:span text:style-name="T4">To change postgres default users’s password</text:span></text:span></text:p>
      <text:p text:style-name="P2"><text:span text:style-name="Source_20_Text"><text:span text:style-name="T9">sudo nano /etc/postgresql/13/main/pg_hba.conf</text:span></text:span></text:p>
      <text:p text:style-name="P2"><text:span text:style-name="Source_20_Text"><text:span text:style-name="T9">change local all postgres to ‘trust’</text:span></text:span></text:p>
      <text:p text:style-name="P2"><text:span text:style-name="Source_20_Text"><text:span text:style-name="T9">sudo service postgresql restart</text:span></text:span></text:p>
      <text:p text:style-name="P2"><text:span text:style-name="Source_20_Text"><text:span text:style-name="T9">psql -U postgres</text:span></text:span></text:p>
      <text:p text:style-name="P12"><text:soft-page-break/><text:span text:style-name="Source_20_Text"><text:span text:style-name="T5">at the postgres=# ALTER USER postgres with password ‘</text:span></text:span><text:a xlink:type="simple" xlink:href="mailto:pgadmin@22" text:style-name="Internet_20_link" text:visited-style-name="Visited_20_Internet_20_Link"><text:span text:style-name="Internet_20_link"><text:span text:style-name="T7">pgadmin@22</text:span></text:span></text:a><text:span text:style-name="Source_20_Text"><text:span text:style-name="T5">’</text:span></text:span></text:p>
      <text:p text:style-name="P13"/>
      <text:p text:style-name="P12"><text:span text:style-name="Source_20_Text"><text:span text:style-name="T8">Revert the changes in </text:span></text:span><text:span text:style-name="Source_20_Text"><text:span text:style-name="T5">pg_hba.conf</text:span></text:span><text:span text:style-name="Source_20_Text"><text:span text:style-name="T8"> file from </text:span></text:span><text:span text:style-name="Source_20_Text"><text:span text:style-name="T5">trust</text:span></text:span><text:span text:style-name="Source_20_Text"><text:span text:style-name="T8"> to </text:span></text:span><text:span text:style-name="Source_20_Text"><text:span text:style-name="T5">md5</text:span></text:span><text:span text:style-name="Source_20_Text"><text:span text:style-name="T8"> and</text:span></text:span></text:p>
      <text:p text:style-name="P12"><text:span text:style-name="Source_20_Text"><text:span text:style-name="T8">restart </text:span></text:span><text:span text:style-name="Source_20_Text"><text:span text:style-name="T5">postgresql</text:span></text:span><text:span text:style-name="Source_20_Text"><text:span text:style-name="T8">.</text:span></text:span></text:p>
      <text:p text:style-name="P13"/>
      <text:p text:style-name="P12"><text:span text:style-name="Source_20_Text"><text:span text:style-name="T8">Now pgAdmin4 is ready to use.</text:span></text:span></text:p>
      <text:p text:style-name="P13"/>
      <text:p text:style-name="P12"><text:span text:style-name="Source_20_Text"><text:span text:style-name="T8">Reference link https://gist.github.com/AtulKsol/4470d377b448e56468baef85af7fd614</text:span></text:span></text:p>
      <text:p text:style-name="P14"/>
      <text:p text:style-name="P11"><text:span text:style-name="Source_20_Text"><text:span text:style-name="T6">For installation of postgreSQL both client and server :</text:span></text:span></text:p>
      <text:p text:style-name="P11"><text:span text:style-name="Source_20_Text"><text:span text:style-name="T6">important links are :</text:span></text:span></text:p>
      <text:p text:style-name="P11"><text:span text:style-name="Source_20_Text"><text:span text:style-name="T11">https://linuxize.com/post/how-to-install-and-use-curl-on-ubuntu-20-04/</text:span></text:span></text:p>
      <text:p text:style-name="P11"><text:span text:style-name="Source_20_Text"><text:span text:style-name="T11">https://www.tecmint.com/install-postgresql-and-pgadmin-in-ubuntu/</text:span></text:span></text:p>
      <text:p text:style-name="P14"><text:span text:style-name="T12">Tocken for password of github: </text:span>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</text:p>
      <text:h text:style-name="P1" text:outline-level="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pitch="variable"/>
    <style:font-face style:name="Noto Sans Mono CJK SC" svg:font-family="'Noto Sans Mono CJK SC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, 'Arial Unicode MS'" style:font-charset="x-symbol"/>
    <style:font-face style:name="apple-system" svg:font-family="apple-system, BlinkMacSystemFont"/>
    <style:font-face style:name="monospace" svg:font-family="monospace"/>
    <style:font-face style:name="ui-monospace" svg:font-family="ui-monospace, SFMono-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IN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Liberation Serif1" fo:font-family="'Liberation Serif', 'Times New Roman'" style:font-family-generic="roman" style:font-pitch="variable" fo:font-size="10pt" fo:font-weight="bold" style:font-name-asian="Noto Serif CJK SC1" style:font-family-asian="'Noto Serif CJK SC'" style:font-pitch-asian="variable" style:font-size-asian="10pt" style:font-weight-asian="bold" style:font-name-complex="Lohit Devanagari1" style:font-family-complex="'Lohit Devanagari'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21:14:47.677793200</meta:creation-date>
    <dc:date>2022-07-30T18:30:33.705312179</dc:date>
    <meta:editing-cycles>14</meta:editing-cycles>
    <meta:editing-duration>PT2H30M51S</meta:editing-duration>
    <meta:document-statistic meta:table-count="0" meta:image-count="0" meta:object-count="0" meta:page-count="2" meta:paragraph-count="49" meta:word-count="247" meta:character-count="2263" meta:non-whitespace-character-count="2061"/>
    <meta:generator>LibreOffice/7.2.6.2$Linux_X86_64 LibreOffice_project/20$Build-2</meta:generator>
  </office:meta>
</office:document-meta>
</file>